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1701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WebMvcConfig.extendMessageConverters( List &lt; HttpMessageConverter &lt; ? &gt; &gt; convert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estBean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Bean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Controller.download( @ RequestBody TestBean testBea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Issue1701.test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